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impleDark-title">
      <style:graphic-properties fo:min-height="5.494cm" loext:decorative="false"/>
      <style:paragraph-properties style:writing-mode="lr-tb"/>
    </style:style>
    <style:style style:name="pr2" style:family="presentation" style:parent-style-name="SimpleDark-outline1">
      <style:graphic-properties fo:min-height="8.615cm" loext:decorative="false"/>
      <style:paragraph-properties style:writing-mode="lr-tb"/>
    </style:style>
    <style:style style:name="pr3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libration Session - March meeting</presentation:footer-decl>
      <presentation:date-time-decl presentation:name="dtd1" presentation:source="fixed">2024/04/15</presentation:date-time-decl>
      <draw:page draw:name="page1" draw:style-name="dp1" draw:master-page-name="SimpleDark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5.775cm" svg:x="1.4cm" svg:y="0.559cm" presentation:class="title" presentation:user-transformed="true">
          <draw:text-box>
            <text:p>Towards an online MIP calibration</text:p>
          </draw:text-box>
        </draw:frame>
        <draw:frame presentation:style-name="pr2" draw:layer="layout" svg:width="6.6cm" svg:height="7.388cm" svg:x="19.999cm" svg:y="8.04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2" presentation:use-footer-name="ftr1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cm" fo:margin-bottom="0cm" fo:text-indent="0cm"/>
      <style:text-properties fo:font-size="4.09999990463257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cm" fo:margin-bottom="0cm" fo:text-indent="0cm"/>
      <style:text-properties fo:font-size="3.40000009536743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cm" fo:margin-bottom="0cm" fo:text-indent="0cm"/>
      <style:text-properties fo:font-size="2.79999995231628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cm" fo:margin-bottom="0cm" fo:text-indent="0cm"/>
      <style:text-properties fo:font-size="2.40000009536743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cm" fo:margin-bottom="0cm" fo:text-indent="0cm"/>
      <style:text-properties fo:font-size="2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cm" fo:margin-bottom="0cm" fo:text-indent="0cm"/>
      <style:text-properties fo:font-size="1.60000002384186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cm" fo:margin-bottom="0cm" fo:text-indent="0cm"/>
      <style:text-properties fo:font-size="1.29999995231628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cm" fo:margin-bottom="0cm" fo:text-indent="0cm"/>
      <style:text-properties fo:font-size="1.10000002384186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33cm" fo:min-width="0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1pt" style:font-size-asian="14pt" style:font-size-complex="14pt"/>
    </style:style>
    <style:style style:name="MP7" style:family="paragraph">
      <style:text-properties fo:font-size="15pt"/>
    </style:style>
    <style:style style:name="MP8" style:family="paragraph">
      <loext:graphic-properties draw:fill="none" draw:fill-color="#ffffff"/>
      <style:text-properties fo:font-size="15pt"/>
    </style:style>
    <style:style style:name="MP9" style:family="paragraph">
      <style:paragraph-properties fo:line-height="150%"/>
      <style:text-properties fo:font-size="16.7000007629395pt"/>
    </style:style>
    <style:style style:name="MP10" style:family="paragraph">
      <style:paragraph-properties fo:line-height="115%"/>
      <style:text-properties fo:font-size="16.7000007629395pt"/>
    </style:style>
    <style:style style:name="MP11" style:family="paragraph">
      <loext:graphic-properties draw:fill="none" draw:fill-color="#ffffff"/>
      <style:paragraph-properties fo:line-height="150%"/>
      <style:text-properties fo:font-size="16.7000007629395pt" fo:font-weight="normal" style:font-weight-asian="bold" style:font-weight-complex="bold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font-size="20pt" fo:font-weight="bold" style:font-weight-asian="bold" style:font-weight-complex="bold"/>
    </style:style>
    <style:style style:name="MT4" style:family="text">
      <style:text-properties fo:font-size="20pt" fo:font-weight="normal" style:font-weight-asian="bold" style:font-weight-complex="bold"/>
    </style:style>
    <style:style style:name="MT5" style:family="text">
      <style:text-properties style:font-name="Nimbus Mono PS" fo:font-size="20pt" fo:font-weight="normal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SimpleDar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5.494cm" svg:x="1.4cm" svg:y="0.84cm" presentation:class="title" presentation:placeholder="true">
        <draw:text-box/>
      </draw:frame>
      <draw:frame presentation:style-name="SimpleDark-outline1" draw:layer="backgroundobjects" svg:width="6.6cm" svg:height="7.388cm" svg:x="19.999cm" svg:y="8.043cm" presentation:class="outline" presentation:placeholder="true">
        <draw:text-box/>
      </draw:frame>
      <draw:frame presentation:style-name="Mpr1" draw:text-style-name="MP6" draw:layer="backgroundobjects" svg:width="8.875cm" svg:height="1.207cm" svg:x="9.576cm" svg:y="16.023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25.248cm" svg:height="0.839cm" svg:x="1.397cm" svg:y="6.602cm">
        <draw:text-box>
          <text:p text:style-name="MP7">Paul Filip*, David Schmidt</text:p>
        </draw:text-box>
      </draw:frame>
      <draw:frame draw:style-name="Mgr4" draw:text-style-name="MP11" draw:layer="backgroundobjects" svg:width="18.031cm" svg:height="7.383cm" svg:x="1.397cm" svg:y="8.05cm">
        <draw:text-box>
          <text:p text:style-name="MP9"><text:span text:style-name="MT3">Outline</text:span></text:p>
          <text:list text:style-name="ML3">
            <text:list-item>
              <text:list>
                <text:list-item>
                  <text:p text:style-name="MP10"><text:span text:style-name="MT4">Overview of current (WCD) online calibration</text:span></text:p>
                </text:list-item>
                <text:list-item>
                  <text:p text:style-name="MP10"><text:span text:style-name="MT4">Rate/Threshold relationship from T3-histograms</text:span></text:p>
                </text:list-item>
                <text:list-item>
                  <text:p text:style-name="MP10"><text:span text:style-name="MT4">Performance of simple rate-based algorithm</text:span></text:p>
                </text:list-item>
                <text:list-item>
                  <text:p text:style-name="MP10"><text:span text:style-name="MT4">Caveat: the </text:span><text:span text:style-name="MT5">muonBuffer</text:span><text:span text:style-name="MT4"> and </text:span><text:span text:style-name="MT5">showerBuffer</text:span></text:p>
                </text:list-item>
                <text:list-item>
                  <text:p text:style-name="MP10"><text:span text:style-name="MT4">Expected performance with T1-preselection</text:span></text:p>
                </text:list-item>
                <text:list-item>
                  <text:p text:style-name="MP10"><text:span text:style-name="MT4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5.448cm" svg:height="3.618cm" svg:x="1.4cm" svg:y="1.136cm" presentation:class="title" presentation:placeholder="true">
        <draw:text-box/>
      </draw:frame>
      <draw:frame presentation:style-name="SimpleDark1-outline1" draw:layer="backgroundobjects" svg:width="25.199cm" svg:height="9.578cm" svg:x="1.4cm" svg:y="5.374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8.875cm" svg:height="1.207cm" svg:x="9.576cm" svg:y="15.942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46.628cm" svg:height="3.618cm" svg:x="1.4cm" svg:y="1.136cm" presentation:class="title" presentation:placeholder="true">
        <draw:text-box/>
      </draw:frame>
      <draw:frame presentation:style-name="SimpleDark2-outline1" draw:layer="backgroundobjects" svg:width="25.199cm" svg:height="9.578cm" svg:x="1.4cm" svg:y="5.374cm" presentation:class="outline" presentation:placeholder="true">
        <draw:text-box/>
      </draw:frame>
      <draw:frame presentation:style-name="Mpr7" draw:text-style-name="MP2" draw:layer="backgroundobjects" svg:width="6.523cm" svg:height="1.207cm" svg:x="0.3cm" svg:y="16.0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207cm" svg:x="9.576cm" svg:y="16.025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207cm" svg:x="21.176cm" svg:y="16.0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6M38S</meta:editing-duration>
    <meta:editing-cycles>11</meta:editing-cycles>
    <meta:generator>LibreOffice/7.6.6.3$Linux_X86_64 LibreOffice_project/60$Build-3</meta:generator>
    <meta:initial-creator>Paul Filip</meta:initial-creator>
    <dc:date>2024-04-07T20:25:22.460627481</dc:date>
    <dc:creator>Paul Filip</dc:creator>
    <meta:document-statistic meta:object-count="49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